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ificación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Clasificación</text:p>
          </table:table-cell>
          <table:table-cell office:value-type="string">
            <text:p>Frec. Absoluta</text:p>
          </table:table-cell>
          <table:table-cell office:value-type="string">
            <text:p>Frec. Acumulad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6">26/11/2007</text:date>, <text:time>20:2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26T20:21:39</meta:creation-date>
    <dc:creator>José Luis</dc:creator>
    <dc:date>2007-11-26T20:27:57</dc:date>
    <dc:language>es-ES</dc:language>
    <meta:editing-cycles>2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1" meta:cell-count="5"/>
  </office:meta>
</office:document-meta>
</file>